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WenQuanYi Zen Hei Sharp" svg:font-family="'WenQuanYi Zen Hei Sharp'"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f0f0f" style:font-name="Arial" fo:font-size="14pt" fo:letter-spacing="normal" fo:font-style="normal" fo:font-weight="bold" officeooo:rsid="00180013" officeooo:paragraph-rsid="00180013" style:font-size-asian="14pt" style:font-weight-asian="bold" style:font-size-complex="14pt" style:font-weight-complex="bold"/>
    </style:style>
    <style:style style:name="P2" style:family="paragraph" style:parent-style-name="Standard">
      <style:text-properties fo:font-variant="normal" fo:text-transform="none" fo:color="#0f0f0f" style:font-name="Arial" fo:font-size="14pt" fo:letter-spacing="normal" fo:font-style="normal" fo:font-weight="bold" officeooo:rsid="00291400" officeooo:paragraph-rsid="00291400" style:font-size-asian="14pt" style:font-weight-asian="bold" style:font-size-complex="14pt" style:font-weight-complex="bold"/>
    </style:style>
    <style:style style:name="P3" style:family="paragraph" style:parent-style-name="Text_20_body">
      <style:text-properties style:font-name="Liberation Serif" fo:font-size="14pt" style:font-size-asian="14pt" style:font-size-complex="14pt"/>
    </style:style>
    <style:style style:name="P4" style:family="paragraph" style:parent-style-name="Text_20_body">
      <style:text-properties style:font-name="Liberation Serif" fo:font-size="14pt" officeooo:rsid="002e3bc6" officeooo:paragraph-rsid="002e3bc6" style:font-size-asian="14pt" style:font-size-complex="14pt"/>
    </style:style>
    <style:style style:name="P5" style:family="paragraph" style:parent-style-name="Text_20_body">
      <style:text-properties fo:font-size="14pt" officeooo:paragraph-rsid="002e3bc6" style:font-size-asian="14pt" style:font-size-complex="14pt"/>
    </style:style>
    <style:style style:name="P6" style:family="paragraph" style:parent-style-name="Text_20_body">
      <style:text-properties fo:font-size="14pt" officeooo:rsid="00327cd2" officeooo:paragraph-rsid="00341d9d" style:font-size-asian="14pt" style:font-size-complex="14pt"/>
    </style:style>
    <style:style style:name="P7" style:family="paragraph" style:parent-style-name="Text_20_body">
      <style:text-properties fo:font-size="14pt" officeooo:rsid="0033f1d1" officeooo:paragraph-rsid="0033f1d1" style:font-size-asian="14pt" style:font-size-complex="14pt"/>
    </style:style>
    <style:style style:name="P8" style:family="paragraph" style:parent-style-name="Text_20_body">
      <style:paragraph-properties fo:margin-left="0.4925in" fo:margin-right="0in" fo:text-indent="0in" style:auto-text-indent="false"/>
      <style:text-properties style:font-name="Liberation Serif" fo:font-size="14pt" officeooo:rsid="003143ad" officeooo:paragraph-rsid="003143ad" style:font-size-asian="14pt" style:font-size-complex="14pt"/>
    </style:style>
    <style:style style:name="P9" style:family="paragraph" style:parent-style-name="Text_20_body">
      <style:paragraph-properties fo:margin-left="0.4925in" fo:margin-right="0in" fo:text-indent="0in" style:auto-text-indent="false"/>
      <style:text-properties style:font-name="Liberation Serif" fo:font-size="14pt" officeooo:rsid="002e3bc6" officeooo:paragraph-rsid="002e3bc6" style:font-size-asian="14pt" style:font-size-complex="14pt"/>
    </style:style>
    <style:style style:name="P10" style:family="paragraph" style:parent-style-name="Text_20_body">
      <style:paragraph-properties fo:margin-left="0.4925in" fo:margin-right="0in" fo:text-indent="0in" style:auto-text-indent="false"/>
      <style:text-properties style:font-name="Liberation Serif" fo:font-size="14pt" officeooo:rsid="0035296a" officeooo:paragraph-rsid="0035296a" style:font-size-asian="14pt" style:font-size-complex="14pt"/>
    </style:style>
    <style:style style:name="P11" style:family="paragraph" style:parent-style-name="Text_20_body">
      <style:paragraph-properties fo:margin-left="0.4925in" fo:margin-right="0in" fo:text-indent="0in" style:auto-text-indent="false"/>
      <style:text-properties style:font-name="Liberation Serif" fo:font-size="12pt" fo:language="ca" fo:country="ES" officeooo:rsid="00202482" officeooo:paragraph-rsid="002f8922" style:font-size-asian="12pt" style:font-size-complex="12pt"/>
    </style:style>
    <style:style style:name="P12" style:family="paragraph" style:parent-style-name="Text_20_body">
      <style:paragraph-properties fo:margin-left="0.4925in" fo:margin-right="0in" fo:text-indent="0in" style:auto-text-indent="false"/>
      <style:text-properties fo:font-size="14pt" officeooo:rsid="002f8922" officeooo:paragraph-rsid="002f8922" style:font-size-asian="14pt" style:font-size-complex="14pt"/>
    </style:style>
    <style:style style:name="P13" style:family="paragraph" style:parent-style-name="Text_20_body">
      <style:paragraph-properties fo:margin-left="0.4925in" fo:margin-right="0in" fo:text-indent="0in" style:auto-text-indent="false"/>
      <style:text-properties fo:font-size="12pt" officeooo:rsid="0033f1d1" officeooo:paragraph-rsid="0033f1d1" style:font-size-asian="12pt" style:font-size-complex="12pt"/>
    </style:style>
    <style:style style:name="P14" style:family="paragraph" style:parent-style-name="Text_20_body">
      <style:paragraph-properties fo:margin-left="0.4925in" fo:margin-right="0in" style:line-height-at-least="0in" fo:text-indent="0in" style:auto-text-indent="false"/>
      <style:text-properties fo:font-size="12pt" officeooo:rsid="0033f1d1" officeooo:paragraph-rsid="00341d9d" style:font-size-asian="12pt" style:font-size-complex="12pt"/>
    </style:style>
    <style:style style:name="P15" style:family="paragraph" style:parent-style-name="Text_20_body">
      <style:paragraph-properties fo:margin-left="0in" fo:margin-right="0in" style:line-height-at-least="0in" fo:text-indent="0in" style:auto-text-indent="false"/>
      <style:text-properties fo:font-size="14pt" officeooo:rsid="00341d9d" officeooo:paragraph-rsid="00341d9d" style:font-size-asian="14pt" style:font-size-complex="14pt"/>
    </style:style>
    <style:style style:name="P16" style:family="paragraph" style:parent-style-name="Standard">
      <style:paragraph-properties fo:margin-left="0in" fo:margin-right="0in" fo:text-indent="0in" style:auto-text-indent="false" style:writing-mode="lr-tb"/>
      <style:text-properties fo:font-size="12pt" fo:language="ca" fo:country="ES" officeooo:rsid="00202482" officeooo:paragraph-rsid="0035296a" style:font-size-asian="12pt" style:font-size-complex="12pt"/>
    </style:style>
    <style:style style:name="P17" style:family="paragraph" style:parent-style-name="Standard">
      <style:paragraph-properties fo:margin-left="0in" fo:margin-right="0in" fo:text-indent="0in" style:auto-text-indent="false" style:writing-mode="lr-tb"/>
      <style:text-properties fo:font-size="10pt" fo:language="ca" fo:country="ES" officeooo:rsid="00202482" officeooo:paragraph-rsid="002f8922" style:font-size-asian="10pt" style:font-size-complex="10pt"/>
    </style:style>
    <style:style style:name="P18" style:family="paragraph" style:parent-style-name="Standard">
      <style:paragraph-properties fo:margin-left="1.4772in" fo:margin-right="0in" fo:text-indent="0in" style:auto-text-indent="false" style:writing-mode="lr-tb"/>
      <style:text-properties fo:font-size="10pt" fo:language="ca" fo:country="ES" officeooo:rsid="00202482" officeooo:paragraph-rsid="002f8922" style:font-size-asian="10pt" style:font-size-complex="10pt"/>
    </style:style>
    <style:style style:name="P19" style:family="paragraph" style:parent-style-name="Standard" style:list-style-name="L2">
      <style:paragraph-properties style:writing-mode="lr-tb"/>
      <style:text-properties style:font-name="Liberation Serif" fo:font-size="12pt" fo:language="ca" fo:country="ES" officeooo:rsid="00202482" officeooo:paragraph-rsid="002f8922" style:font-size-asian="12pt" style:font-size-complex="12pt"/>
    </style:style>
    <style:style style:name="P20" style:family="paragraph" style:parent-style-name="Text_20_body">
      <style:paragraph-properties fo:margin-left="0.4925in" fo:margin-right="0in" style:line-height-at-least="0in" fo:text-indent="0in" style:auto-text-indent="false"/>
      <style:text-properties style:font-name="Liberation Serif" fo:font-size="12pt" officeooo:rsid="0033f1d1" officeooo:paragraph-rsid="0033f1d1" style:font-size-asian="12pt" style:font-size-complex="12pt"/>
    </style:style>
    <style:style style:name="P21" style:family="paragraph" style:parent-style-name="Text_20_body">
      <style:paragraph-properties fo:margin-left="0.4925in" fo:margin-right="0in" style:line-height-at-least="0in" fo:text-indent="0in" style:auto-text-indent="false"/>
      <style:text-properties style:font-name="Liberation Serif" fo:font-size="12pt" officeooo:rsid="00341d9d" officeooo:paragraph-rsid="00341d9d" style:font-size-asian="12pt" style:font-size-complex="12pt"/>
    </style:style>
    <style:style style:name="P22" style:family="paragraph" style:parent-style-name="Text_20_body">
      <style:paragraph-properties fo:margin-left="0.4925in" fo:margin-right="0in" fo:text-indent="0in" style:auto-text-indent="false"/>
      <style:text-properties style:font-name="Liberation Serif" fo:font-size="14pt" officeooo:rsid="002f8922" officeooo:paragraph-rsid="002f8922" style:font-size-asian="14pt" style:font-size-complex="14pt"/>
    </style:style>
    <style:style style:name="P23" style:family="paragraph" style:parent-style-name="Text_20_body" style:list-style-name="L1">
      <style:paragraph-properties fo:margin-left="0.9846in" fo:margin-right="0in" fo:text-indent="-0.25in" style:auto-text-indent="false"/>
      <style:text-properties style:font-name="Liberation Serif" fo:font-size="14pt" officeooo:rsid="002e3bc6" officeooo:paragraph-rsid="002e3bc6" style:font-size-asian="14pt" style:font-size-complex="14pt"/>
    </style:style>
    <style:style style:name="P24" style:family="paragraph" style:parent-style-name="Text_20_body" style:list-style-name="L1">
      <style:paragraph-properties fo:margin-left="0.9846in" fo:margin-right="0in" fo:text-indent="-0.25in" style:auto-text-indent="false"/>
      <style:text-properties style:font-name="Liberation Serif" fo:font-size="14pt" officeooo:rsid="002f8922" officeooo:paragraph-rsid="002f8922" style:font-size-asian="14pt" style:font-size-complex="14pt"/>
    </style:style>
    <style:style style:name="T1" style:family="text">
      <style:text-properties officeooo:rsid="002e3bc6"/>
    </style:style>
    <style:style style:name="T2" style:family="text">
      <style:text-properties officeooo:rsid="002f8922"/>
    </style:style>
    <style:style style:name="T3" style:family="text">
      <style:text-properties fo:font-size="12pt" fo:language="ca" fo:country="ES" officeooo:rsid="00202482" style:font-size-asian="12pt" style:font-size-complex="12pt"/>
    </style:style>
    <style:style style:name="T4" style:family="text">
      <style:text-properties style:font-name="Liberation Serif"/>
    </style:style>
    <style:style style:name="T5" style:family="text">
      <style:text-properties style:font-name="Liberation Serif" officeooo:rsid="002e3bc6"/>
    </style:style>
    <style:style style:name="T6" style:family="text">
      <style:text-properties style:font-name="Liberation Serif" officeooo:rsid="003143ad"/>
    </style:style>
    <style:style style:name="T7" style:family="text">
      <style:text-properties style:font-name="Liberation Serif" officeooo:rsid="00327cd2"/>
    </style:style>
    <style:style style:name="T8" style:family="text">
      <style:text-properties style:font-name="Liberation Serif" fo:font-weight="bold" style:font-weight-asian="bold" style:font-weight-complex="bold"/>
    </style:style>
    <style:style style:name="T9" style:family="text">
      <style:text-properties style:font-name="Liberation Serif" fo:font-weight="bold" officeooo:rsid="00341d9d" style:font-weight-asian="bold" style:font-weight-complex="bold"/>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0341d9d" style:font-weight-asian="normal" style:font-weight-complex="normal"/>
    </style:style>
    <style:style style:name="T12" style:family="text">
      <style:text-properties style:font-name="Liberation Serif" fo:font-size="10pt" style:font-size-asian="10pt" style:font-size-complex="10pt"/>
    </style:style>
    <style:style style:name="T13" style:family="text">
      <style:text-properties style:font-name="Liberation Serif" officeooo:rsid="00341d9d"/>
    </style:style>
    <style:style style:name="T14" style:family="text">
      <style:text-properties officeooo:rsid="00327cd2"/>
    </style:style>
    <style:style style:name="T15" style:family="text">
      <style:text-properties officeooo:rsid="0033f1d1"/>
    </style:style>
    <style:style style:name="T16" style:family="text">
      <style:text-properties officeooo:rsid="00341d9d"/>
    </style:style>
    <style:style style:name="T17" style:family="text">
      <style:text-properties fo:font-size="10pt" style:font-size-asian="10pt" style:font-size-complex="10pt"/>
    </style:style>
    <style:style style:name="T18" style:family="text">
      <style:text-properties fo:font-size="10pt" officeooo:rsid="002f8922" style:font-size-asian="10pt" style:font-size-complex="10pt"/>
    </style:style>
    <style:style style:name="T19" style:family="text">
      <style:text-properties fo:font-size="10pt" officeooo:rsid="0035296a" style:font-size-asian="10pt" style:font-size-complex="10pt"/>
    </style:style>
    <style:style style:name="T20" style:family="text">
      <style:text-properties fo:font-size="10pt" officeooo:rsid="003627f8" style:font-size-asian="10pt" style:font-size-complex="10pt"/>
    </style:style>
    <style:style style:name="T21" style:family="text">
      <style:text-properties officeooo:rsid="0035296a"/>
    </style:style>
    <style:style style:name="T22" style:family="text">
      <style:text-properties officeooo:rsid="003627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ÀCTICA <text:span text:style-name="T1">4</text:span></text:p>
      <text:p text:style-name="P2">B.D. LABORATORI CLÍNIC</text:p>
      <text:p text:style-name="P1"/>
      <text:p text:style-name="P6"><text:span text:style-name="T6">1</text:span><text:span text:style-name="T4">) Ampliar la funció que valora un resultat per tal que pugui valorar resultats numèrics i resultats no numèrics. Per això caldrà tenir en compte el valor del camp «</text:span><text:span text:style-name="T8">resultat_numeric</text:span><text:span text:style-name="T4"> boolean» de la taula «</text:span><text:span text:style-name="T8">provestecnica</text:span><text:span text:style-name="T10">» i també caldrà afegir un nou camp a taula provestecnica : </text:span><text:span text:style-name="T9">alfpat</text:span><text:span text:style-name="T11"> varchar(10).</text:span></text:p>
      <text:p text:style-name="P7"><text:span text:style-name="T13">E</text:span><text:span text:style-name="T4">xemple de prov</text:span><text:span text:style-name="T13">es</text:span><text:span text:style-name="T4"> amb resultat no numèric seri</text:span><text:span text:style-name="T13">en</text:span><text:span text:style-name="T4"> :</text:span></text:p>
      <text:p text:style-name="P13"><text:span text:style-name="T4">i</text:span><text:span text:style-name="T12">dprovatecnica#idprova#sexe#dataprova#esultat_numeric#minpat#maxpat#minpan#maxpan#alfpat</text:span></text:p>
      <text:p text:style-name="P20">5001#206#0#2018#01#25#F#####POS</text:p>
      <text:p text:style-name="P14"><text:span text:style-name="T4">5002</text:span><text:span text:style-name="T13">#</text:span><text:span text:style-name="T4">20</text:span><text:span text:style-name="T13">7</text:span><text:span text:style-name="T4">#0#2018#01#25#F#####-</text:span></text:p>
      <text:p text:style-name="P14"><text:span text:style-name="T4">500</text:span><text:span text:style-name="T13">3</text:span><text:span text:style-name="T4">#20</text:span><text:span text:style-name="T13">8</text:span><text:span text:style-name="T4">#0#2018#01#25#F#####</text:span><text:span text:style-name="T13">NEG</text:span></text:p>
      <text:p text:style-name="P21"/>
      <text:p text:style-name="P15"><text:span text:style-name="T13">P</text:span><text:span text:style-name="T4">er tant, si la prova de la qual s’ha de valorar el resultat és amb resulat_numeric False, caldrà comparar el resultat amb el camp «alfpat». Si el resultat és igual que el valor de alfpat serà un resultat normal, si no serà un resultat patologic. Per les procés apfabètiques no hi haurà resultats pànic.</text:span></text:p>
      <text:p text:style-name="P5"><text:span text:style-name="T7">2) In</text:span><text:span text:style-name="T6">forme de resultats amb </text:span><text:span text:style-name="T5">Historial </text:span><text:span text:style-name="T6">del </text:span><text:span text:style-name="T5">pacient : </text:span></text:p>
      <text:p text:style-name="P8">Per aquesta <text:span text:style-name="T14">part de la </text:span>pràctica candrà desenvolupar com a mínim 2 procediments enmagatzemants principals:</text:p>
      <text:p text:style-name="P8"><text:span text:style-name="T15">2.1</text:span>) InformeHistorial(<text:span text:style-name="T15">idpacient, idanalitica)</text:span></text:p>
      <text:p text:style-name="P10">Aquesta funció serà similar a la de la part 4 de la pràctica 3 però msotrarà els resultats anteriors d’un pacient. La funció rebrà idpacient i idanalitica. Si no rep analítica es buscarà l’última analítica del pacient.</text:p>
      <text:p text:style-name="P10">Per cada prova que hi hagi a l’analítica, mostrarà tots els resultats anteriors que hi hagi a la Base de Dades per aquell pacient. Els resultats d’una mateixa prova es mostraran ordenats des del més nou al més vell.</text:p>
      <text:p text:style-name="P9"><text:span text:style-name="T15">2.2) </text:span>HistorialPacPro(idpacient, <text:span text:style-name="T15">idprova, data_inici</text:span>).</text:p>
      <text:p text:style-name="P9">Aquesta funció rebrà l’id del pacient, el codi de la prova <text:span text:style-name="T21">i la data inicial a partir de la qual cal buscar resultats. A</text:span>tenció, no rebrà idprova<text:span text:style-name="T16">tecnica</text:span>, rebrà <text:span text:style-name="T21">id</text:span>prova, per poder accedir a totes les <text:span text:style-name="T21">tècniques de la mateixa prova.</text:span></text:p>
      <text:p text:style-name="P9">La funció buscarà tots els resultats que tenim a la base de dades per aquest pacient i aquesta prova, <text:span text:style-name="T21">a partit de la data_inici. Si no es rep data_inici s’agafarà la data actual. La funció </text:span>retornarà <text:span text:style-name="T21">els resultats</text:span> format informe (una <text:soft-page-break/>línia per cada resultat).</text:p>
      <text:list xml:id="list2628602731710141161" text:style-name="L1">
        <text:list-item>
          <text:p text:style-name="P23">Els resultats s’ordenaran des del resultat més nou al més antic.</text:p>
        </text:list-item>
        <text:list-item>
          <text:p text:style-name="P23">Cada línia mostrarà el resultat, la valoració i els valors de referència utilitzats per la valoració. Penseu que els valors de referència poden haver canviat en les diferents versions de la prova.</text:p>
        </text:list-item>
        <text:list-item>
          <text:p text:style-name="P23">A més a més, a les línies de resultat caldrà marcar amb M<text:span text:style-name="T2">À</text:span>X la línia que correspongui al resultat més alt i amb MIN la línia que correspongui al resultat més baix de tota la vida registrada del pacient. Això només es farà per les proves amb resultat numèri<text:span text:style-name="T2">c</text:span>.</text:p>
        </text:list-item>
        <text:list-item>
          <text:p text:style-name="P24">Per últim : abans de les línies de resultat cal mostrar una capçalera amb : </text:p>
        </text:list-item>
      </text:list>
      <text:p text:style-name="P11"><text:tab/>IDPacient + Nom del Pacient + IDProva + CodiProva + Nom de la Prova.</text:p>
      <text:p text:style-name="P22"/>
      <text:p text:style-name="P12"><text:span text:style-name="T4">La llista de resultats a mostrar tindrà els següent format :</text:span><text:span text:style-name="T3">.</text:span></text:p>
      <text:p text:style-name="P16"><text:tab/><text:span text:style-name="T17">10/1</text:span><text:span text:style-name="T19">0</text:span><text:span text:style-name="T17">/201</text:span><text:span text:style-name="T19">5</text:span><text:span text:style-name="T17"><text:tab/>- </text:span><text:span text:style-name="T20">102</text:span><text:span text:style-name="T17">-<text:tab/></text:span><text:span text:style-name="T19">81</text:span><text:span text:style-name="T17"><text:tab/>- <text:tab/></text:span><text:span text:style-name="T18"><text:tab/>- </text:span><text:span text:style-name="T17">PÀNIC <text:s/><text:tab/><text:tab/>- <text:s/>(</text:span><text:span text:style-name="T19">10</text:span><text:span text:style-name="T17"> – </text:span><text:span text:style-name="T19">40</text:span><text:span text:style-name="T17">)<text:tab/><text:tab/> <text:s/></text:span></text:p>
      <text:p text:style-name="P16"><text:span text:style-name="T17"><text:tab/>10/11/201</text:span><text:span text:style-name="T18">6</text:span><text:span text:style-name="T17"><text:tab/>- </text:span><text:span text:style-name="T20">102-</text:span><text:span text:style-name="T17"><text:tab/>125<text:tab/>- <text:tab/></text:span><text:span text:style-name="T18"><text:tab/>- </text:span><text:span text:style-name="T17">PÀNIC <text:s/><text:tab/><text:tab/>- <text:s/>(80 – 115)<text:tab/><text:tab/> <text:s/></text:span></text:p>
      <text:p text:style-name="P17"><text:tab/>11/<text:span text:style-name="T2">08</text:span>/201<text:span text:style-name="T2">6</text:span><text:tab/>- <text:span text:style-name="T22">201-</text:span><text:tab/>129<text:tab/>- <text:tab/><text:span text:style-name="T2"><text:tab/>- </text:span>PÀNIC <text:tab/><text:tab/>- <text:s/>(80 – 115)<text:tab/>- M<text:span text:style-name="T2">À</text:span>X</text:p>
      <text:p text:style-name="P17"><text:tab/><text:span text:style-name="T2">24</text:span>/<text:span text:style-name="T2">07</text:span>/201<text:span text:style-name="T2">6</text:span><text:tab/>- <text:span text:style-name="T22">201-</text:span><text:tab/>12<text:span text:style-name="T2">3</text:span><text:tab/>- <text:tab/><text:span text:style-name="T2"><text:tab/>- </text:span>PÀNIC <text:tab/><text:tab/>- <text:s/>(80 – 115)<text:tab/></text:p>
      <text:p text:style-name="P17"><text:tab/>12/1<text:span text:style-name="T2">2</text:span>/2015<text:tab/>- <text:span text:style-name="T22">203-</text:span><text:tab/>117<text:tab/>- <text:tab/><text:span text:style-name="T2"><text:tab/>- </text:span>PATOLÒGIC<text:tab/><text:tab/>- <text:s/>(<text:span text:style-name="T2">72</text:span> – 11<text:span text:style-name="T2">8</text:span>)<text:tab/>- MIN</text:p>
      <text:p text:style-name="P17"><text:tab/>12/11/2015<text:tab/>- <text:span text:style-name="T22">203-</text:span><text:tab/>117<text:tab/>- <text:tab/><text:span text:style-name="T2"><text:tab/>- </text:span>PATOLÒGIC<text:tab/><text:tab/>- <text:s/>(<text:span text:style-name="T2">72</text:span> – 11<text:span text:style-name="T2">8</text:span>)<text:tab/>- MIN</text:p>
      <text:p text:style-name="P18"/>
      <text:list xml:id="list7533656264945020751" text:style-name="L2">
        <text:list-header>
          <text:p text:style-name="P19"/>
        </text:list-header>
      </text:list>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WenQuanYi Zen Hei Sharp" svg:font-family="'WenQuanYi Zen Hei Sharp'"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WenQuanYi Zen Hei Sharp"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5T12:09:10.618961823</dc:date>
    <meta:editing-duration>PT5H19M6S</meta:editing-duration>
    <meta:editing-cycles>22</meta:editing-cycles>
    <meta:generator>LibreOffice/5.1.6.2.0$Linux_X86_64 LibreOffice_project/10$Build-2</meta:generator>
    <meta:document-statistic meta:table-count="0" meta:image-count="0" meta:object-count="0" meta:page-count="2" meta:paragraph-count="29" meta:word-count="514" meta:character-count="3095" meta:non-whitespace-character-count="2560"/>
  </office:meta>
</office:document-meta>
</file>